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b657" officeooo:paragraph-rsid="0001b657"/>
    </style:style>
    <style:style style:name="P2" style:family="paragraph" style:parent-style-name="Standard">
      <style:paragraph-properties fo:text-align="center" style:justify-single-word="false"/>
      <style:text-properties officeooo:rsid="0001b657" officeooo:paragraph-rsid="0001b657"/>
    </style:style>
    <style:style style:name="P3" style:family="paragraph" style:parent-style-name="Standard">
      <style:text-properties officeooo:rsid="0002da77" officeooo:paragraph-rsid="0001b657"/>
    </style:style>
    <style:style style:name="P4" style:family="paragraph" style:parent-style-name="Standard">
      <style:text-properties officeooo:rsid="0002da77" officeooo:paragraph-rsid="0002da77"/>
    </style:style>
    <style:style style:name="P5" style:family="paragraph" style:parent-style-name="Standard">
      <style:text-properties officeooo:rsid="00032db2" officeooo:paragraph-rsid="00032db2"/>
    </style:style>
    <style:style style:name="P6" style:family="paragraph" style:parent-style-name="Standard">
      <style:text-properties fo:font-style="italic" officeooo:rsid="0001b657" officeooo:paragraph-rsid="0001b657" style:font-style-asian="italic" style:font-style-complex="italic"/>
    </style:style>
    <style:style style:name="P7" style:family="paragraph" style:parent-style-name="Standard">
      <style:text-properties officeooo:rsid="0001b657" officeooo:paragraph-rsid="00043af4"/>
    </style:style>
    <style:style style:name="T1" style:family="text">
      <style:text-properties officeooo:rsid="0001b657"/>
    </style:style>
    <style:style style:name="T2" style:family="text">
      <style:text-properties officeooo:rsid="0002da77"/>
    </style:style>
    <style:style style:name="T3" style:family="text">
      <style:text-properties officeooo:rsid="00043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</text:span>ontinuous Fractal Noise</text:p>
      <text:p text:style-name="P2">by Sven Nilsen, 2020</text:p>
      <text:p text:style-name="P1"/>
      <text:p text:style-name="P6">In this paper I generalize Self-Organizing Boolean Fractal Noise to the unit interval of real numbers.</text:p>
      <text:p text:style-name="P3"/>
      <text:p text:style-name="P4">To generalize Boolean Fractal Noise to the real unit interval, one can use the following algorithm:</text:p>
      <text:p text:style-name="P1"/>
      <text:p text:style-name="P1"><text:tab/><text:span text:style-name="T2">mutation := 0.01<text:tab/>// Example, controls both mutation and depth resolution</text:span></text:p>
      <text:p text:style-name="P1"/>
      <text:p text:style-name="P1"><text:tab/>count := map[ip][j] + map[i][jp] + map[im][j] + map[i][jm]</text:p>
      <text:p text:style-name="P1"/>
      <text:p text:style-name="P7"><text:tab/>map[i][j] += mutation * <text:span text:style-name="T3">(</text:span>if random() &gt; count / 4 { 1 } else { <text:span text:style-name="T3">0</text:span> } – <text:span text:style-name="T3">map[i][j])</text:span></text:p>
      <text:p text:style-name="P1"/>
      <text:p text:style-name="P4">The lower mutation rate, the higher depth resolution, but this is traded with slower self-organization.</text:p>
      <text:p text:style-name="P4"/>
      <text:p text:style-name="P5">Boolean Fractal Noise is a special case of this algorithm where `mutation = 1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8:23:54.679715000</meta:creation-date>
    <dc:date>2020-07-06T19:17:41.596149000</dc:date>
    <meta:editing-duration>PT11M1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9" meta:word-count="106" meta:character-count="638" meta:non-whitespace-character-count="537"/>
  </office:meta>
</office:document-meta>
</file>